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09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2.7335in"/>
    </style:style>
    <style:style style:name="co4" style:family="table-column">
      <style:table-column-properties fo:break-before="auto" style:column-width="3.0047in"/>
    </style:style>
    <style:style style:name="co5" style:family="table-column">
      <style:table-column-properties fo:break-before="auto" style:column-width="2.598in"/>
    </style:style>
    <style:style style:name="co6" style:family="table-column">
      <style:table-column-properties fo:break-before="auto" style:column-width="4.9028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tawat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JLCPCB Part Nu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x1-pin header (bent 90 degrees if possible)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HDR-TH_2P-P2.54-V</text:p>
          </table:table-cell>
          <table:table-cell office:value-type="string" calcext:value-type="string">
            <text:p>C3906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00Hz 80dB @ 5V</text:p>
          </table:table-cell>
          <table:table-cell office:value-type="string" calcext:value-type="string">
            <text:p>BZ1</text:p>
          </table:table-cell>
          <table:table-cell office:value-type="string" calcext:value-type="string">
            <text:p>SMD-4_7.5x7.5x6.3P</text:p>
          </table:table-cell>
          <table:table-cell office:value-type="string" calcext:value-type="string">
            <text:p>C952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2u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8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k Ohm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C3650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k Ohm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C3650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k Ohm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C3650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k Ohm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C3650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0 Ohm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C365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0 Ohm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C365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0 Ohm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C365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0 Ohm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C365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0 Ohm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C365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0 Ohm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C365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0 Ohm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C365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0 Ohm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C365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iny84A-SS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14_3.9x8.7x1.27P</text:p>
          </table:table-cell>
          <table:table-cell office:value-type="string" calcext:value-type="string">
            <text:p>C144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S1307Z+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C1520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16K33 24-pin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P-24_7.5x15.4x1.27P</text:p>
          </table:table-cell>
          <table:table-cell office:value-type="string" calcext:value-type="string">
            <text:p>C93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X3819M5-L-5-0/TR 5V regulator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C1341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0T20:24:20.283810918</dc:date>
    <meta:editing-duration>PT52M41S</meta:editing-duration>
    <meta:editing-cycles>2</meta:editing-cycles>
    <meta:generator>LibreOffice/7.2.4.1$Linux_X86_64 LibreOffice_project/20$Build-1</meta:generator>
    <meta:document-statistic meta:table-count="1" meta:cell-count="80" meta:object-count="0"/>
  </office:meta>
</office:document-meta>
</file>